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ea45" officeooo:paragraph-rsid="0004ea45"/>
    </style:style>
    <style:style style:name="P2" style:family="paragraph" style:parent-style-name="Standard">
      <style:text-properties officeooo:rsid="0004ea45" officeooo:paragraph-rsid="0005f851"/>
    </style:style>
    <style:style style:name="P3" style:family="paragraph" style:parent-style-name="Standard">
      <style:text-properties officeooo:rsid="0005f851" officeooo:paragraph-rsid="0005f851"/>
    </style:style>
    <style:style style:name="T1" style:family="text">
      <style:text-properties officeooo:rsid="0005f8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pter </text:p>
      <text:p text:style-name="P1">- mail server – adapter for external third party mailing client</text:p>
      <text:p text:style-name="P1"><text:tab/>- we want an adapter which would provide client services through the common mailing interface used for IS mailing</text:p>
      <text:p text:style-name="P1"/>
      <text:p text:style-name="P1">- document server – adapter for third party storage providers</text:p>
      <text:p text:style-name="P1"><text:tab/>- cloud storage, external hard-drives used as common IS documents throug common interface</text:p>
      <text:p text:style-name="P1"/>
      <text:p text:style-name="P1">Strategy</text:p>
      <text:p text:style-name="P1">- salaries</text:p>
      <text:p text:style-name="P3"><text:tab/>- different types of agreement – hour salary, month salary…</text:p>
      <text:p text:style-name="P2">- schedules</text:p>
      <text:p text:style-name="P2"><text:span text:style-name="T1"><text:tab/>- different scheduling algorithms for time management and planning</text:span></text:p>
      <text:p text:style-name="P2"/>
      <text:p text:style-name="P2"><text:span text:style-name="T1">Observer</text:span></text:p>
      <text:p text:style-name="P2"><text:span text:style-name="T1">- discussions – dynamic updates for replies, title page in IS</text:span></text:p>
      <text:p text:style-name="P2"><text:span text:style-name="T1">- schedule – automatic update after course(seminar) registration/ deregistration,</text:span> </text:p>
      <text:p text:style-name="P3">- automatic notebook points after scanning of test</text:p>
      <text:p text:style-name="P3"/>
      <text:p text:style-name="P3">Composite</text:p>
      <text:p text:style-name="P3">- scheduling – semester → week → day → teaching period</text:p>
      <text:p text:style-name="P3">- user structure – Faculty→ Field → Course → Student – for instance for email propagation</text:p>
      <text:p text:style-name="P3">- document server – folders → subfolders → concrete docu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08:33:24.656638063</meta:creation-date>
    <meta:generator>LibreOffice/5.2.6.1$Linux_X86_64 LibreOffice_project/20$Build-1</meta:generator>
    <dc:date>2017-03-24T09:14:04.812487106</dc:date>
    <meta:editing-duration>PT30M8S</meta:editing-duration>
    <meta:editing-cycles>1</meta:editing-cycles>
    <meta:document-statistic meta:table-count="0" meta:image-count="0" meta:object-count="0" meta:page-count="1" meta:paragraph-count="18" meta:word-count="136" meta:character-count="906" meta:non-whitespace-character-count="773"/>
  </office:meta>
</office:document-meta>
</file>